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Redirect.sendRedirectWithLocationSlash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For.forwardedForIpV6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edPrefix.requestUriRoo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Prefix.filterAnd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For.xForwardedForMultipleIdent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edHeaderFilterTests.forwardedRequestWithServlet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rwardedHeaderFilterTests.forwardedRequestInRemoveOnl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orwardedPrefix.requestUriEquals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Prefix.contextPathWithForwarde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ndRedirect.sendRedirectWithRelativePathIgnore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Prefix.requestUriPreserve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Prefix.getHeader( String h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wardedPrefix.contextPathWith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ndRedirect.sendRedirectWhenRequestOnlyAndNoXForwardedThenUsesRelativeRedir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wardedPrefix.contextPathPreserve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Prefix.shouldConcatenate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edFor.forwardedForInvalidIpV6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wardedPrefix.requestUriPreserveSemicolon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Prefix.requestUriWith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ndRedirect.sendRedirectWithNoXForwardedAndAbsolu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edHeaderFilterTests.testShouldFilter( String 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ndRedirect.sendRedirectWithNoXForwardedAndDotDo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ndRedirect.sendRedirectWithLocationSlashSlashParentDotD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ndRedirect.sendRedirectWithLocationHas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For.forwardedForIpV4IdentifierWith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ndRedirect.sendRedirectWithAbsolutePathQueryParamAnd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ndRedirect.sendRedirectWithFileInPathAndRelative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For.forwardedForIpV6IdentifierWith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ndRedirect.sendRedirectWithRelativ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Prefix.requestUriWithForwardedPrefix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ndRedirect.doFilterInternal( HttpServletRequest req , HttpServletResponse res , 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Prefix.caseInsensitiveForwardedPre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ndRedirect.sendRedirect( final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wardedHeaderFilterTests.filterAndGetWrappe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wardedFor.xForwardedFor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wardedPrefix.shouldConcatenatePrefixesWithTrailingSlas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ndRedirect.sendRedirectWithAbsolu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wardedPrefix.contextPath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edFor.xForwardedForSingle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edPrefix.requestURLNewString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wardedPrefix.contextPathWithTrailingSlas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ndRedirect.sendRedirectWhenRequestOnlyAndXForwardedThenUsesRelativeRedir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Prefix.contextPathWithForwardedPrefix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edHeaderFilterTests.forwardedRequestWithSs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orwardedFor.forwardedForMultipleIdent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edFor.forwardedForIpV4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edHeaderFilterTests.forwardedRequest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rwardedHeaderFil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edPrefix.requestUriWithForwarde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edHeaderFilterTests.should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ndRedirect.sendRedirectWithLocationDotDo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ndRedirect.sendRedirectWith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Prefix.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HeaderFilterTests.shouldNo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